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Symbol" svg:font-family="Symbol" style:font-family-generic="roman" style:font-pitch="variable" style:font-charset="x-symbol"/>
    <style:font-face style:name="Wingdings" svg:font-family="Wingdings" style:font-family-generic="roman" style:font-pitch="variable" style:font-charset="x-symbol"/>
    <style:font-face style:name="Courier New" svg:font-family="'Courier New'"/>
    <style:font-face style:name="Lohit Devanagari1" svg:font-family="'Lohit Devanagari'"/>
    <style:font-face style:name="Times New Roman1" svg:font-family="'Times New Roman'"/>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2" svg:font-family="Symbol"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justify" style:justify-single-word="false"/>
      <style:text-properties fo:font-size="12pt" style:font-size-asian="12pt" style:font-size-complex="12pt"/>
    </style:style>
    <style:style style:name="P3"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4" style:family="paragraph" style:parent-style-name="Standard">
      <style:text-properties fo:font-size="12pt" fo:background-color="#ffffff" style:font-size-asian="12pt" style:font-size-complex="12pt"/>
    </style:style>
    <style:style style:name="P5" style:family="paragraph" style:parent-style-name="Standard">
      <style:paragraph-properties fo:margin-left="0cm" fo:margin-right="0cm" fo:text-indent="1.249cm" style:auto-text-indent="false"/>
    </style:style>
    <style:style style:name="P6" style:family="paragraph" style:parent-style-name="Standard">
      <style:paragraph-properties fo:margin-left="0cm" fo:margin-right="0cm" fo:text-align="justify" style:justify-single-word="false" fo:text-indent="1.249cm" style:auto-text-indent="false"/>
      <style:text-properties fo:font-size="12pt" style:font-size-asian="12pt" style:font-size-complex="12pt"/>
    </style:style>
    <style:style style:name="P7" style:family="paragraph" style:parent-style-name="Standard">
      <style:paragraph-properties fo:margin-left="0cm" fo:margin-right="0cm" fo:text-align="justify" style:justify-single-word="false" fo:text-indent="1.249cm" style:auto-text-indent="false"/>
    </style:style>
    <style:style style:name="P8" style:family="paragraph" style:parent-style-name="Standard">
      <style:paragraph-properties fo:margin-left="1.249cm" fo:margin-right="0cm" fo:text-indent="1.249cm" style:auto-text-indent="false"/>
    </style:style>
    <style:style style:name="P9" style:family="paragraph" style:parent-style-name="Standard">
      <style:paragraph-properties fo:margin-left="0.635cm" fo:margin-right="0cm" fo:text-indent="0cm" style:auto-text-indent="false"/>
    </style:style>
    <style:style style:name="P10" style:family="paragraph" style:parent-style-name="Standard">
      <style:paragraph-properties fo:margin-left="0.635cm" fo:margin-right="0cm" fo:text-indent="0cm" style:auto-text-indent="false"/>
      <style:text-properties fo:font-size="12pt" style:font-size-asian="12pt" style:font-size-complex="12pt"/>
    </style:style>
    <style:style style:name="P11" style:family="paragraph" style:parent-style-name="Standard">
      <style:paragraph-properties fo:margin-left="2.498cm" fo:margin-right="0cm" fo:text-indent="1.249cm" style:auto-text-indent="false"/>
    </style:style>
    <style:style style:name="P12" style:family="paragraph" style:parent-style-name="Standard">
      <style:paragraph-properties fo:margin-left="3.175cm" fo:margin-right="0cm" fo:text-indent="0cm" style:auto-text-indent="false"/>
    </style:style>
    <style:style style:name="P13" style:family="paragraph" style:parent-style-name="Standard">
      <style:paragraph-properties fo:margin-left="1.926cm" fo:margin-right="0cm" fo:text-indent="1.249cm" style:auto-text-indent="false"/>
    </style:style>
    <style:style style:name="P14" style:family="paragraph" style:parent-style-name="Standard">
      <style:paragraph-properties fo:margin-left="0cm" fo:margin-right="0cm" fo:text-indent="0.635cm" style:auto-text-indent="false"/>
    </style:style>
    <style:style style:name="P15" style:family="paragraph" style:parent-style-name="Standard">
      <style:paragraph-properties fo:margin-left="0cm" fo:margin-right="0cm" fo:margin-top="0cm" fo:margin-bottom="0cm" loext:contextual-spacing="false" fo:text-align="justify" style:justify-single-word="false" fo:text-indent="0.635cm" style:auto-text-indent="false"/>
    </style:style>
    <style:style style:name="P16" style:family="paragraph" style:parent-style-name="Standard">
      <style:paragraph-properties fo:margin-left="1.905cm" fo:margin-right="0cm" fo:text-indent="0cm" style:auto-text-indent="false"/>
    </style:style>
    <style:style style:name="P17" style:family="paragraph" style:parent-style-name="Standard">
      <style:paragraph-properties fo:margin-top="0cm" fo:margin-bottom="0cm" loext:contextual-spacing="false"/>
    </style:style>
    <style:style style:name="P18" style:family="paragraph" style:parent-style-name="Standard">
      <style:paragraph-properties fo:margin-top="0cm" fo:margin-bottom="0cm" loext:contextual-spacing="false"/>
      <style:text-properties fo:font-size="12pt" style:font-size-asian="12pt" style:font-size-complex="12pt"/>
    </style:style>
    <style:style style:name="P19" style:family="paragraph" style:parent-style-name="Standard">
      <style:paragraph-properties fo:margin-top="0cm" fo:margin-bottom="0cm" loext:contextual-spacing="false" fo:text-align="justify" style:justify-single-word="false"/>
      <style:text-properties fo:font-size="12pt" style:font-size-asian="12pt" style:font-size-complex="12pt"/>
    </style:style>
    <style:style style:name="P20" style:family="paragraph" style:parent-style-name="Standard">
      <style:paragraph-properties fo:margin-top="0cm" fo:margin-bottom="0cm" loext:contextual-spacing="false"/>
      <style:text-properties fo:font-size="12pt" fo:font-weight="bold" style:font-size-asian="12pt" style:font-weight-asian="bold" style:font-size-complex="12pt" style:font-weight-complex="bold"/>
    </style:style>
    <style:style style:name="P21" style:family="paragraph" style:parent-style-name="Standard">
      <style:paragraph-properties fo:margin-top="0cm" fo:margin-bottom="0cm" loext:contextual-spacing="false" fo:text-align="justify" style:justify-single-word="false"/>
      <style:text-properties fo:font-size="12pt" fo:font-weight="bold" style:font-size-asian="12pt" style:font-weight-asian="bold" style:font-size-complex="12pt" style:font-weight-complex="bold"/>
    </style:style>
    <style:style style:name="P22" style:family="paragraph" style:parent-style-name="Standard">
      <style:paragraph-properties fo:margin-top="0cm" fo:margin-bottom="0cm" loext:contextual-spacing="false" fo:text-align="justify" style:justify-single-word="false"/>
    </style:style>
    <style:style style:name="P23" style:family="paragraph" style:parent-style-name="Standard" style:master-page-name="Standard">
      <style:paragraph-properties style:page-number="auto"/>
      <style:text-properties fo:font-size="12pt" style:font-size-asian="12pt" style:font-size-complex="12pt"/>
    </style:style>
    <style:style style:name="P24" style:family="paragraph" style:parent-style-name="List_20_Paragraph">
      <style:paragraph-properties fo:text-align="justify" style:justify-single-word="false"/>
    </style:style>
    <style:style style:name="P25" style:family="paragraph" style:parent-style-name="List_20_Paragraph" style:list-style-name="WWNum11">
      <style:paragraph-properties fo:text-align="justify" style:justify-single-word="false"/>
    </style:style>
    <style:style style:name="P26" style:family="paragraph" style:parent-style-name="List_20_Paragraph" style:list-style-name="WWNum1"/>
    <style:style style:name="P27" style:family="paragraph" style:parent-style-name="List_20_Paragraph">
      <style:text-properties fo:font-size="12pt" style:font-size-asian="12pt" style:font-size-complex="12pt"/>
    </style:style>
    <style:style style:name="P28" style:family="paragraph" style:parent-style-name="List_20_Paragraph">
      <style:paragraph-properties fo:text-align="justify" style:justify-single-word="false"/>
      <style:text-properties fo:font-size="12pt" style:font-size-asian="12pt" style:font-size-complex="12pt"/>
    </style:style>
    <style:style style:name="P29" style:family="paragraph" style:parent-style-name="List_20_Paragraph" style:list-style-name="WWNum11"/>
    <style:style style:name="P30" style:family="paragraph" style:parent-style-name="List_20_Paragraph" style:list-style-name="WWNum9"/>
    <style:style style:name="P31" style:family="paragraph" style:parent-style-name="List_20_Paragraph" style:list-style-name="WWNum2"/>
    <style:style style:name="P32" style:family="paragraph" style:parent-style-name="List_20_Paragraph" style:list-style-name="WWNum12"/>
    <style:style style:name="P33" style:family="paragraph" style:parent-style-name="List_20_Paragraph">
      <style:paragraph-properties fo:margin-left="1.905cm" fo:margin-right="0cm" fo:text-indent="0cm" style:auto-text-indent="false"/>
      <style:text-properties fo:font-size="12pt" style:font-size-asian="12pt" style:font-size-complex="12pt"/>
    </style:style>
    <style:style style:name="P34" style:family="paragraph" style:parent-style-name="List_20_Paragraph">
      <style:paragraph-properties fo:margin-left="3.81cm" fo:margin-right="0cm" fo:text-indent="0cm" style:auto-text-indent="false"/>
    </style:style>
    <style:style style:name="P35" style:family="paragraph" style:parent-style-name="List_20_Paragraph">
      <style:paragraph-properties fo:margin-left="3.81cm" fo:margin-right="0cm" fo:text-indent="0cm" style:auto-text-indent="false"/>
      <style:text-properties fo:font-size="12pt" style:font-size-asian="12pt" style:font-size-complex="12pt"/>
    </style:style>
    <style:style style:name="P36" style:family="paragraph" style:parent-style-name="List_20_Paragraph">
      <style:paragraph-properties fo:margin-left="2.54cm" fo:margin-right="0cm" fo:text-indent="0cm" style:auto-text-indent="false"/>
    </style:style>
    <style:style style:name="P37" style:family="paragraph" style:parent-style-name="List_20_Paragraph">
      <style:paragraph-properties fo:margin-left="2.54cm" fo:margin-right="0cm" fo:text-indent="0cm" style:auto-text-indent="false"/>
      <style:text-properties fo:font-size="12pt" style:font-size-asian="12pt" style:font-size-complex="12pt"/>
    </style:style>
    <style:style style:name="P38" style:family="paragraph" style:parent-style-name="List_20_Paragraph">
      <style:paragraph-properties fo:margin-left="2.54cm" fo:margin-right="0cm" fo:text-indent="1.207cm" style:auto-text-indent="false"/>
    </style:style>
    <style:style style:name="T1" style:family="text">
      <style:text-properties fo:font-size="14pt" fo:font-weight="bold" style:font-size-asian="14pt" style:font-weight-asian="bold" style:font-size-complex="12pt"/>
    </style:style>
    <style:style style:name="T2" style:family="text">
      <style:text-properties fo:font-size="12pt" style:font-size-asian="12pt"/>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background-color="#ffffff" loext:char-shading-value="0" style:font-size-asian="12pt" style:font-size-complex="12pt"/>
    </style:style>
    <style:style style:name="T7" style:family="text">
      <style:text-properties fo:font-size="12pt" fo:font-style="italic" fo:font-weight="bold" style:font-size-asian="12pt" style:font-style-asian="italic" style:font-weight-asian="bold" style:font-size-complex="12pt" style:font-style-complex="italic" style:font-weight-complex="bold"/>
    </style:style>
    <style:style style:name="T8" style:family="text">
      <style:text-properties fo:font-size="12pt" fo:font-style="italic" style:font-size-asian="12pt" style:font-style-asian="italic" style:font-size-complex="12pt" style:font-style-complex="italic"/>
    </style:style>
    <style:style style:name="T9" style:family="text">
      <style:text-properties style:font-name="Wingdings" fo:font-size="12pt" style:font-name-asian="Wingdings2" style:font-size-asian="12pt" style:font-name-complex="Wingdings2" style:font-size-complex="12pt"/>
    </style:style>
    <style:style style:name="T10" style:family="text">
      <style:text-properties style:font-name="Symbol" style:font-name-asian="Symbol2" style:font-name-complex="Symbol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h text:style-name="Heading_20_1" text:outline-level="1">Questionnaire préalable à la première session de l’expérience</text:h>
      <text:p text:style-name="P6"/>
      <text:list xml:id="list55577042" text:style-name="WWNum11">
        <text:list-item>
          <text:p text:style-name="P25"><text:span text:style-name="T1">Consentement enregistrement vidéo</text:span></text:p>
        </text:list-item>
      </text:list>
      <text:p text:style-name="P7"><text:span text:style-name="T3">Afin de pouvoir analyser les sessions de restitutions des petites histoires, nous avons besoin de vous filmer. Pour cela, votre consentement est nécessaire. Ces vidéos seront utilisées </text:span><text:span text:style-name="T2">à des fins de recherche scientifique (mémoires ou thèses, articles scientifiques, exposés à des congrès, séminaires) ou à des fins d’enseignement universitaire (cours et séminaires) uniquement. Ces données seront conservées pendant une durée de 10 ans avant d’être détruites.</text:span></text:p>
      <text:p text:style-name="Standard"><text:span text:style-name="T3">Acceptez-vous d’être filmé.e ?</text:span></text:p>
      <text:list xml:id="list3421774444" text:style-name="WWNum1">
        <text:list-item>
          <text:p text:style-name="P26"><text:span text:style-name="T3">Oui </text:span></text:p>
        </text:list-item>
      </text:list>
      <text:p text:style-name="List_20_Paragraph"><text:span text:style-name="T9"></text:span><text:span text:style-name="T3"> Passez au bloc suivant</text:span></text:p>
      <text:list xml:id="list104443822653267" text:continue-numbering="true" text:style-name="WWNum1">
        <text:list-item>
          <text:p text:style-name="P26"><text:span text:style-name="T3">Non </text:span></text:p>
        </text:list-item>
      </text:list>
      <text:p text:style-name="List_20_Paragraph"><text:span text:style-name="T9"></text:span><text:span text:style-name="T3"> Nous sommes au regret de vous annoncer que nous ne pouvons pas vous faire participer. Merci pour votre implication.</text:span></text:p>
      <text:p text:style-name="P27"/>
      <text:p text:style-name="P5"><text:span text:style-name="T3">Les données récoltées par ce questionnaire sont <text:s/>anonymisées et ne sont utilisées que dans un cadre strictement scientifique.</text:span></text:p>
      <text:p text:style-name="P2"/>
      <text:list xml:id="list104445436370825" text:continue-list="list55577042" text:style-name="WWNum11">
        <text:list-item>
          <text:p text:style-name="P29"><text:span text:style-name="T1">Données de santé</text:span></text:p>
        </text:list-item>
      </text:list>
      <text:p text:style-name="P27"/>
      <text:p text:style-name="P24"><text:span text:style-name="T3">Afin d’obtenir des résultats fiables, nous évitons certains biais. Par exemple, les pathologies neurologiques peuvent-être un facteur à l’origine d’une baisse de l’attention. Dans ce cas, nous ne pouvons déterminer si une baisse de l’attention est due au fait de faire deux tâches à la fois ou à cette pathologie. Voilà pourquoi nous avons besoin de ces informations. Concernant le poids et la taille, ces données ne seront pas enregistrées. Elles nous permettent de calculer votre IMC (indice de masse corporel), que nous enregistrerons par la suite, toujours dans un cadre strictement anonyme.</text:span></text:p>
      <text:p text:style-name="P28"/>
      <text:p text:style-name="P28"/>
      <text:p text:style-name="P28"/>
      <text:p text:style-name="P28"/>
      <text:p text:style-name="P28"><text:soft-page-break/></text:p>
      <text:p text:style-name="P28"/>
      <text:p text:style-name="P27"/>
      <text:list xml:id="list4241767664" text:style-name="WWNum9">
        <text:list-item>
          <text:p text:style-name="P30"><text:span text:style-name="T3">Êtes-vous atteint.e d’une ou plusieurs pathologie(s) (neurologiques, motrices, oculaires, auditives etc.) ?</text:span></text:p>
        </text:list-item>
      </text:list>
      <text:p text:style-name="P33"/>
      <text:list xml:id="list104444619806783" text:continue-list="list104443822653267" text:style-name="WWNum1">
        <text:list-item>
          <text:p text:style-name="P26"><text:span text:style-name="T3">Oui</text:span></text:p>
        </text:list-item>
      </text:list>
      <text:list xml:id="list3196867161" text:style-name="WWNum2">
        <text:list-item>
          <text:p text:style-name="P31"><text:span text:style-name="T3">Quelle(s) pathologie(s) ?</text:span></text:p>
        </text:list-item>
      </text:list>
      <text:p text:style-name="P8"><text:span text:style-name="T3">………….……………………………………………………………………………………………………………..</text:span></text:p>
      <text:list xml:id="list104444507361466" text:continue-list="list104444619806783" text:style-name="WWNum1">
        <text:list-item>
          <text:p text:style-name="P26"><text:span text:style-name="T3">Non</text:span></text:p>
        </text:list-item>
      </text:list>
      <text:p text:style-name="P33"/>
      <text:p text:style-name="P27"/>
      <text:p text:style-name="P9"><text:span text:style-name="T3">3) Quel est votre poids ?</text:span></text:p>
      <text:p text:style-name="P9"><text:span text:style-name="T3">………………………kg</text:span></text:p>
      <text:p text:style-name="P9"><text:span text:style-name="T3">4) Quelle est votre taille ?</text:span></text:p>
      <text:p text:style-name="P9"><text:span text:style-name="T3">………………………cm</text:span></text:p>
      <text:p text:style-name="P10"/>
      <text:p text:style-name="P27"/>
      <text:list xml:id="list104444454778147" text:continue-list="list104445436370825" text:style-name="WWNum11">
        <text:list-item>
          <text:p text:style-name="P29"><text:span text:style-name="T1">Pratique d’une activité</text:span></text:p>
        </text:list-item>
      </text:list>
      <text:p text:style-name="P27"/>
      <text:p text:style-name="List_20_Paragraph"><text:span text:style-name="T3">Les questions suivantes portent sur votre niveau d’expertise dans différentes activités. </text:span></text:p>
      <text:p text:style-name="P5"><text:span text:style-name="T3">1) Pratiquez-vous un instrument de musique?</text:span></text:p>
      <text:list xml:id="list104445158099801" text:continue-list="list104444507361466" text:style-name="WWNum1">
        <text:list-item>
          <text:list>
            <text:list-item>
              <text:p text:style-name="P26"><text:span text:style-name="T3">Oui</text:span></text:p>
            </text:list-item>
          </text:list>
        </text:list-item>
      </text:list>
      <text:p text:style-name="P34"><text:span text:style-name="T3">Quel(s) instrument(s) pratiquez-vous ?</text:span></text:p>
      <text:p text:style-name="P8"><text:span text:style-name="T3">………….……………………………………………………………………………………………………………..</text:span></text:p>
      <text:p text:style-name="P35"/>
      <text:p text:style-name="P34"><text:span text:style-name="T3">Quel est votre niveau (seulement pour l’instrument le plus pratiqué) ?</text:span></text:p>
      <text:p text:style-name="P11"><text:span text:style-name="T10"></text:span> <text:span text:style-name="T3">Débutant<text:tab/><text:tab/></text:span><text:span text:style-name="T10"></text:span> <text:span text:style-name="T3">Intermédiaire <text:tab/><text:tab/></text:span><text:span text:style-name="T10"></text:span> <text:span text:style-name="T3">Avancé</text:span></text:p>
      <text:list xml:id="list104445208153929" text:continue-numbering="true" text:style-name="WWNum1">
        <text:list-item>
          <text:list>
            <text:list-item>
              <text:p text:style-name="P26"><text:span text:style-name="T3">Non</text:span></text:p>
            </text:list-item>
          </text:list>
        </text:list-item>
      </text:list>
      <text:p text:style-name="P27"/>
      <text:p text:style-name="P27"/>
      <text:p text:style-name="P27"/>
      <text:p text:style-name="P27"><text:soft-page-break/></text:p>
      <text:p text:style-name="P27"/>
      <text:p text:style-name="P27"/>
      <text:p text:style-name="P27"/>
      <text:p text:style-name="P5"><text:span text:style-name="T3">2) Pratiquez-vous de la danse ?</text:span></text:p>
      <text:list xml:id="list104444946185479" text:continue-numbering="true" text:style-name="WWNum1">
        <text:list-item>
          <text:list>
            <text:list-item>
              <text:p text:style-name="P26"><text:span text:style-name="T3">Oui</text:span></text:p>
            </text:list-item>
          </text:list>
        </text:list-item>
      </text:list>
      <text:p text:style-name="P12"><text:span text:style-name="T3">Quelle(s) danse(s) pratiquez-vous?</text:span></text:p>
      <text:p text:style-name="P8"><text:span text:style-name="T3">………….…………………………………………………………………………………………………………….</text:span></text:p>
      <text:p text:style-name="P35"/>
      <text:p text:style-name="P12"><text:span text:style-name="T3">Quel est votre niveau (seulement pour la danse la plus pratiquée) ?</text:span></text:p>
      <text:p text:style-name="P13"><text:span text:style-name="T10"></text:span> <text:span text:style-name="T3">Débutant<text:tab/><text:tab/></text:span><text:span text:style-name="T10"></text:span> <text:span text:style-name="T3">Intermédiaire <text:tab/><text:tab/></text:span><text:span text:style-name="T10"></text:span> <text:span text:style-name="T3">Avancé</text:span></text:p>
      <text:list xml:id="list104443760330695" text:continue-numbering="true" text:style-name="WWNum1">
        <text:list-item>
          <text:list>
            <text:list-item>
              <text:p text:style-name="P26"><text:span text:style-name="T3">Non</text:span></text:p>
            </text:list-item>
          </text:list>
        </text:list-item>
      </text:list>
      <text:p text:style-name="P37"/>
      <text:p text:style-name="P14"><text:span text:style-name="T3">3) Etes-vous comédien.ne (que ce soit dans votre vie professionnelle ou dans vos activités hors du cadre professionnel) ?</text:span></text:p>
      <text:list xml:id="list104445322527800" text:continue-numbering="true" text:style-name="WWNum1">
        <text:list-item>
          <text:list>
            <text:list-item>
              <text:p text:style-name="P26"><text:span text:style-name="T3">Oui</text:span></text:p>
            </text:list-item>
          </text:list>
        </text:list-item>
      </text:list>
      <text:p text:style-name="P37"/>
      <text:p text:style-name="P36"><text:span text:style-name="T3">Depuis combien de temps faites-vous du théâtre ?</text:span></text:p>
      <text:p text:style-name="P36"><text:span text:style-name="T3">……………………………………………………………………………………………………………</text:span></text:p>
      <text:p text:style-name="P37"/>
      <text:list xml:id="list104443815267009" text:continue-numbering="true" text:style-name="WWNum1">
        <text:list-item>
          <text:list>
            <text:list-item>
              <text:p text:style-name="P26"><text:span text:style-name="T3">Non</text:span></text:p>
            </text:list-item>
          </text:list>
        </text:list-item>
      </text:list>
      <text:p text:style-name="P37"/>
      <text:p text:style-name="P14"><text:span text:style-name="T3">4) Pratiquez-vous du sport ?</text:span></text:p>
      <text:list xml:id="list104444494742784" text:continue-numbering="true" text:style-name="WWNum1">
        <text:list-item>
          <text:list>
            <text:list-item>
              <text:p text:style-name="P26"><text:span text:style-name="T3">Oui</text:span></text:p>
            </text:list-item>
          </text:list>
        </text:list-item>
      </text:list>
      <text:p text:style-name="P34"><text:span text:style-name="T3">Quel(s) sport(s) pratiquez-vous?</text:span></text:p>
      <text:p text:style-name="P8"><text:span text:style-name="T3">………….…………………………………………………………………………………………………………</text:span></text:p>
      <text:p text:style-name="P35"/>
      <text:p text:style-name="P34"><text:span text:style-name="T3">Quel est votre niveau (seulement pour le sport le plus pratiqué) ?</text:span></text:p>
      <text:p text:style-name="P11"><text:span text:style-name="T10"></text:span> <text:span text:style-name="T3">Débutant<text:tab/><text:tab/></text:span><text:span text:style-name="T10"></text:span> <text:span text:style-name="T3">Intermédiaire <text:tab/><text:tab/></text:span><text:span text:style-name="T10"></text:span> <text:span text:style-name="T3">Avancé</text:span></text:p>
      <text:list xml:id="list104444236796331" text:continue-numbering="true" text:style-name="WWNum1">
        <text:list-item>
          <text:list>
            <text:list-item>
              <text:p text:style-name="P26"><text:span text:style-name="T3">Non</text:span></text:p>
            </text:list-item>
          </text:list>
        </text:list-item>
      </text:list>
      <text:p text:style-name="P1"/>
      <text:p text:style-name="P1"><text:soft-page-break/></text:p>
      <text:p text:style-name="P14"><text:span text:style-name="T3">5) Pratiquez-vous d’autres activités que celles mentionnées ci-dessus ?</text:span></text:p>
      <text:list xml:id="list104444634506791" text:continue-numbering="true" text:style-name="WWNum1">
        <text:list-item>
          <text:list>
            <text:list-item>
              <text:p text:style-name="P26"><text:span text:style-name="T3">Oui</text:span></text:p>
            </text:list-item>
          </text:list>
        </text:list-item>
      </text:list>
      <text:p text:style-name="P34"><text:span text:style-name="T3">Quelle(s) activité(s) pratiquez-vous?</text:span></text:p>
      <text:p text:style-name="P8"><text:span text:style-name="T3">………….…………………………………………………………………………………………………………</text:span></text:p>
      <text:p text:style-name="P35"/>
      <text:p text:style-name="P38"><text:span text:style-name="T3">Quel est votre niveau (seulement pour l’activité la plus pratiquée) ?</text:span></text:p>
      <text:p text:style-name="P11"><text:span text:style-name="T10"></text:span> <text:span text:style-name="T3">Débutant<text:tab/><text:tab/></text:span><text:span text:style-name="T10"></text:span> <text:span text:style-name="T3">Intermédiaire <text:tab/><text:tab/></text:span><text:span text:style-name="T10"></text:span> <text:span text:style-name="T3">Avancé</text:span></text:p>
      <text:list xml:id="list104443856566339" text:continue-numbering="true" text:style-name="WWNum1">
        <text:list-item>
          <text:list>
            <text:list-item>
              <text:p text:style-name="P26"><text:span text:style-name="T3">Non</text:span></text:p>
            </text:list-item>
          </text:list>
        </text:list-item>
      </text:list>
      <text:p text:style-name="P37"/>
      <text:p text:style-name="P37"/>
      <text:p text:style-name="P14"><text:span text:style-name="T3">6) Parlez-vous plusieurs langues ?</text:span></text:p>
      <text:p text:style-name="P14"><text:span text:style-name="T3"><text:tab/>Si oui, combien et lesquelles ? </text:span></text:p>
      <text:p text:style-name="P14"><text:span text:style-name="T3">7) Savez-vous faire du vélo? </text:span></text:p>
      <text:list xml:id="list104443826058397" text:continue-numbering="true" text:style-name="WWNum1">
        <text:list-item>
          <text:list>
            <text:list-item>
              <text:p text:style-name="P26"><text:span text:style-name="T3">Oui</text:span></text:p>
            </text:list-item>
            <text:list-item>
              <text:p text:style-name="P26"><text:span text:style-name="T3">Non</text:span></text:p>
            </text:list-item>
          </text:list>
        </text:list-item>
      </text:list>
      <text:p text:style-name="P16"><text:span text:style-name="T3">Si oui, à quelle fréquence en faites-vous ?</text:span></text:p>
      <text:list xml:id="list3571475311" text:style-name="WWNum12">
        <text:list-item>
          <text:p text:style-name="P32"><text:span text:style-name="T3">Jamais</text:span></text:p>
        </text:list-item>
        <text:list-item>
          <text:p text:style-name="P32"><text:span text:style-name="T3">Deux ou trois fois par an</text:span></text:p>
        </text:list-item>
        <text:list-item>
          <text:p text:style-name="P32"><text:span text:style-name="T3">Plusieurs fois par mois</text:span></text:p>
        </text:list-item>
        <text:list-item>
          <text:p text:style-name="P32"><text:span text:style-name="T3">Une fois par semaine</text:span></text:p>
        </text:list-item>
        <text:list-item>
          <text:p text:style-name="P32"><text:span text:style-name="T3">Plusieurs fois par semaine</text:span></text:p>
        </text:list-item>
        <text:list-item>
          <text:p text:style-name="P32"><text:span text:style-name="T3">Tous les jours</text:span></text:p>
        </text:list-item>
      </text:list>
      <text:p text:style-name="P37"/>
      <text:p text:style-name="P1"/>
      <text:list xml:id="list104444611609926" text:continue-list="list104444454778147" text:style-name="WWNum11">
        <text:list-item>
          <text:p text:style-name="P29"><text:span text:style-name="T1">Activité physique</text:span></text:p>
        </text:list-item>
      </text:list>
      <text:p text:style-name="P15"><text:span text:style-name="T3">Les questions suivantes portent sur le temps que vous avez passé à être actif physiquement au cours des </text:span><text:span text:style-name="T5">7 derniers jours</text:span><text:span text:style-name="T3">. Répondez à chacune de ces questions même si vous ne vous considérez pas comme une personne active. Les questions concernent les activités physiques que vous faites au travail ou lorsque vous étudiez, <text:s/>lorsque vous êtes chez vous, pour vos déplacements, et pendant votre temps libre.</text:span></text:p>
      <text:p text:style-name="P18"/>
      <text:p text:style-name="Standard"><text:soft-page-break/><text:span text:style-name="T1">Bloc 1 : Activités intenses des 7 derniers jours</text:span></text:p>
      <text:p text:style-name="P22"><text:span text:style-name="T5">1. </text:span><text:span text:style-name="T3">Pensez à toutes les </text:span><text:span text:style-name="T5">activités intenses </text:span><text:span text:style-name="T3">que vous avez faites au cours des </text:span><text:span text:style-name="T5">7 derniers jours</text:span><text:span text:style-name="T3">.</text:span></text:p>
      <text:p text:style-name="P22"><text:span text:style-name="T3">Les activités physiques intenses font référence aux activités qui vous demandent un effort physique important et vous font respirer beaucoup plus difficilement que normalement. Pensez seulement aux activités que vous avez effectuées pendant </text:span><text:span text:style-name="T5">au moins 10 minutes d’affilée.</text:span></text:p>
      <text:p text:style-name="P21"/>
      <text:p text:style-name="Standard"><text:span text:style-name="T5">1-a. </text:span><text:span text:style-name="T3">Au cours des </text:span><text:span text:style-name="T5">7 derniers jours</text:span><text:span text:style-name="T3">, </text:span><text:span text:style-name="T5">combien y a-t-il eu de jours </text:span><text:span text:style-name="T3">au cours desquels vous avez fait des </text:span><text:span text:style-name="T5">activités physiques intenses </text:span><text:span text:style-name="T3">comme porter des charges lourdes, bécher, faire du VTT ou jouer au football ?</text:span></text:p>
      <text:p text:style-name="Standard"><text:span text:style-name="T6">|__|__|</text:span><text:span text:style-name="T3"> </text:span><text:span text:style-name="T5">jour(s) </text:span></text:p>
      <text:p text:style-name="Standard"><text:span text:style-name="T3"><text:s text:c="2"/>⃝ <text:s text:c="2"/>Je n’ai pas eu d’activité physique intense <text:tab/><text:tab/><text:tab/><text:tab/></text:span><text:span text:style-name="T9"></text:span><text:span text:style-name="T7">Passez au bloc 2</text:span></text:p>
      <text:p text:style-name="P3"/>
      <text:p text:style-name="Standard"><text:span text:style-name="T5">1-b. </text:span><text:span text:style-name="T3">Au total, combien de </text:span><text:span text:style-name="T5">temps </text:span><text:span text:style-name="T3">avez-vous passé à faire des </text:span><text:span text:style-name="T5">activités intenses au cours des 7 derniers jours ?</text:span></text:p>
      <text:p text:style-name="Standard"><text:span text:style-name="T6">|__|__|</text:span><text:span text:style-name="T3"> </text:span><text:span text:style-name="T5">heure(s) </text:span><text:span text:style-name="T6">|__|__|</text:span><text:span text:style-name="T5">minutes</text:span></text:p>
      <text:p text:style-name="Standard"><text:span text:style-name="T3">⃝ <text:s/>Je ne sais pas</text:span></text:p>
      <text:p text:style-name="P1"/>
      <text:p text:style-name="Standard"><text:span text:style-name="T4">Bloc 2 : Activités modérées des 7 derniers jours</text:span></text:p>
      <text:p text:style-name="P22"><text:span text:style-name="T5">2. </text:span><text:span text:style-name="T3">Pensez à toutes les </text:span><text:span text:style-name="T5">activités modérées </text:span><text:span text:style-name="T3">que vous avez faites au cours des </text:span><text:span text:style-name="T5">7 derniers jours</text:span><text:span text:style-name="T3">.</text:span></text:p>
      <text:p text:style-name="P22"><text:span text:style-name="T3">Les activités physiques modérées font référence aux activités qui vous demandent un effort physique modéré et vous font respirer un peu plus difficilement que normalement. Pensez seulement aux activités que vous avez effectuées pendant </text:span><text:span text:style-name="T5">au moins 10 minutes d’affilée.</text:span></text:p>
      <text:p text:style-name="P19"/>
      <text:p text:style-name="P17"><text:span text:style-name="T5">2-a. </text:span><text:span text:style-name="T3">Au cours des </text:span><text:span text:style-name="T5">7 derniers jours</text:span><text:span text:style-name="T3">, </text:span><text:span text:style-name="T5">combien y a-t-il eu de jours </text:span><text:span text:style-name="T3">au cours desquels vous avez fait des </text:span><text:span text:style-name="T5">activités physiques modérées </text:span><text:span text:style-name="T3">comme porter des charges légères, passer l’aspirateur, faire du vélo tranquillement ou jouer au volley-ball ? </text:span><text:span text:style-name="T4">Ne pas inclure la marche</text:span><text:span text:style-name="T3">.</text:span></text:p>
      <text:p text:style-name="P4"/>
      <text:p text:style-name="Standard"><text:span text:style-name="T6">|__|__|</text:span><text:span text:style-name="T3"> <text:s/></text:span><text:span text:style-name="T5">jour(s)</text:span></text:p>
      <text:p text:style-name="Standard"><text:span text:style-name="T3">⃝ <text:s/>Je n’ai pas eu d’activité physique modérée <text:tab/><text:tab/><text:tab/></text:span><text:span text:style-name="T9"></text:span><text:span text:style-name="T7">Passez au bloc 3</text:span></text:p>
      <text:p text:style-name="P20"/>
      <text:p text:style-name="P17"><text:span text:style-name="T5">2-b. </text:span><text:span text:style-name="T3">Au total, combien de </text:span><text:span text:style-name="T5">temps </text:span><text:span text:style-name="T3">avez-vous passé à faire des </text:span><text:span text:style-name="T5">activités modérées au cours des 7 derniers jours ?</text:span></text:p>
      <text:p text:style-name="Standard"><text:soft-page-break/><text:span text:style-name="T6">|__|__|</text:span><text:span text:style-name="T3"> <text:s text:c="2"/></text:span><text:span text:style-name="T5">heure(s) </text:span><text:span text:style-name="T6">|__|__|</text:span><text:span text:style-name="T3"> <text:s text:c="2"/></text:span><text:span text:style-name="T5">minutes</text:span></text:p>
      <text:p text:style-name="Standard"><text:span text:style-name="T3">⃝ <text:s/>Je ne sais pas</text:span></text:p>
      <text:p text:style-name="P1"/>
      <text:p text:style-name="Standard"><text:span text:style-name="T1">Bloc 3 : La marche des 7 derniers jours</text:span></text:p>
      <text:p text:style-name="P17"><text:span text:style-name="T5">3. </text:span><text:span text:style-name="T3">Pensez au temps que vous avez passe à </text:span><text:span text:style-name="T5">marcher au moins 10 minutes d’affilée </text:span><text:span text:style-name="T3">au cours des </text:span><text:span text:style-name="T5">7 derniers jours</text:span><text:span text:style-name="T3">. Cela comprend <text:s/>la marche pour vous rendre d’un lieu à un autre, et tout autre type de marche que vous auriez pu faire pendant votre temps libre pour la détente, le sport ou les loisirs.</text:span></text:p>
      <text:p text:style-name="P18"/>
      <text:p text:style-name="P17"><text:span text:style-name="T5">3-a. </text:span><text:span text:style-name="T3">Au cours des </text:span><text:span text:style-name="T5">7 derniers jours</text:span><text:span text:style-name="T3">, </text:span><text:span text:style-name="T5">combien y a-t-il eu de jours </text:span><text:span text:style-name="T3">au cours desquels vous avez marché pendant </text:span><text:span text:style-name="T5">au moins 10 minutes d’affilée ?</text:span></text:p>
      <text:p text:style-name="P20"/>
      <text:p text:style-name="Standard"><text:span text:style-name="T6">|__|__|</text:span><text:span text:style-name="T3"> </text:span><text:span text:style-name="T5">jour(s)</text:span></text:p>
      <text:p text:style-name="Standard"><text:span text:style-name="T3">⃝ <text:s/>Je n’ai pas fait de marche <text:tab/><text:tab/><text:tab/><text:tab/><text:tab/></text:span><text:span text:style-name="T9"></text:span><text:span text:style-name="T7">Passez au bloc 4</text:span></text:p>
      <text:p text:style-name="P17"><text:span text:style-name="T5">3. b. </text:span><text:span text:style-name="T3">Au total, combien d’épisodes de marche d’au </text:span><text:span text:style-name="T5">moins 10 minutes d’affilée</text:span><text:span text:style-name="T3">, avez-vous effectué au cours des </text:span><text:span text:style-name="T5">7 derniers jours </text:span><text:span text:style-name="T3">?</text:span></text:p>
      <text:p text:style-name="P18"/>
      <text:p text:style-name="Standard"><text:span text:style-name="T6">|__|__|</text:span><text:span text:style-name="T3"> </text:span><text:span text:style-name="T5">Nombre d’épisodes de 10 minutes d’affilée</text:span></text:p>
      <text:p text:style-name="Standard"><text:span text:style-name="T8">Exemples :</text:span></text:p>
      <text:p text:style-name="P17"><text:span text:style-name="T3">Lundi : 1 marche de 60 minutes 6 épisodes</text:span></text:p>
      <text:p text:style-name="P17"><text:span text:style-name="T3">Mardi : 1 marche de 20 minutes et 3 marches de 5 minutes 2 épisodes</text:span></text:p>
      <text:p text:style-name="P17"><text:span text:style-name="T3">Mercredi : 1 marche de 35 minutes 3 épisodes</text:span></text:p>
      <text:p text:style-name="P17"><text:span text:style-name="T3">Jeudi : 1 marche de 8 minutes 0 épisode</text:span></text:p>
      <text:p text:style-name="P17"><text:span text:style-name="T3">Vendredi : 1 marche de 6 minutes puis 3 marches de 4 minutes 0 épisode</text:span></text:p>
      <text:p text:style-name="P17"><text:span text:style-name="T3">Samedi : 1 marche de 18 minutes 1 épisode</text:span></text:p>
      <text:p text:style-name="P17"><text:span text:style-name="T3">Dimanche : 1 marche de 10 minutes et 3 marches de 5 minutes 1 épisode</text:span></text:p>
      <text:p text:style-name="P17"><text:span text:style-name="T3">Total 13 épisodes</text:span></text:p>
      <text:p text:style-name="P1"/>
      <text:p text:style-name="Standard"><text:span text:style-name="T3">⃝ <text:s text:c="2"/>Je ne sais pas</text:span></text:p>
      <text:p text:style-name="Standard"><text:span text:style-name="T1">Bloc 4 : Temps passé assis au cours des 7 derniers jours</text:span></text:p>
      <text:p text:style-name="Standard"><text:span text:style-name="T5">4. </text:span><text:span text:style-name="T3">La dernière question porte sur </text:span><text:span text:style-name="T5">le temps que vous avez passé assis </text:span><text:span text:style-name="T3">pendant les jours de semaine, au cours des </text:span><text:span text:style-name="T5">7 derniers jours</text:span><text:span text:style-name="T3">. Cela comprend le temps passé assis au travail, à la maison, lorsque vous étudiez et pendant votre temps libre. Il peut s’agir par exemple du </text:span><text:soft-page-break/><text:span text:style-name="T3">temps passé assis à un bureau, chez des amis, à lire, à être assis ou allongé pour regarder la télévision, devant un écran.</text:span></text:p>
      <text:p text:style-name="Standard"><text:span text:style-name="T5">4-a. </text:span><text:span text:style-name="T3">Au cours des </text:span><text:span text:style-name="T5">7 derniers jou</text:span><text:span text:style-name="T3">rs, pendant les jours de semaine, </text:span><text:span text:style-name="T5">combien de temps par jour</text:span><text:span text:style-name="T3">, en moyenne, Avez-vous passé </text:span><text:span text:style-name="T5">assis </text:span><text:span text:style-name="T3">?</text:span></text:p>
      <text:p text:style-name="Standard"><text:span text:style-name="T6">|__|__|</text:span><text:span text:style-name="T3"> </text:span><text:span text:style-name="T5">heure(s) </text:span><text:span text:style-name="T6">|__|__|</text:span><text:span text:style-name="T5">minutes</text:span></text:p>
      <text:p text:style-name="Standard"/>
      <text:p text:style-name="Standard"/>
      <text:p text:style-name="Standard">Après l’expérience : </text:p>
      <text:list xml:id="list104445203483263" text:continue-list="list3196867161" text:style-name="WWNum2">
        <text:list-item>
          <text:p text:style-name="P31">Avez-vous préféré une histoire à une autre ? </text:p>
        </text:list-item>
      </text:list>
      <text:p text:style-name="P36"/>
      <text:list xml:id="list104443893751635" text:continue-numbering="true" text:style-name="WWNum2">
        <text:list-item>
          <text:p text:style-name="P31">Y’at-il eu quelque <text:bookmark text:name="_GoBack"/>chose qui vous a marqué (exemple : ce mot me fait penser à mon nom de famille, ce personnage ressemble à un personnage de dessin animé que j’aime beaucoup etc.)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Symbol" svg:font-family="Symbol" style:font-family-generic="roman" style:font-pitch="variable" style:font-charset="x-symbol"/>
    <style:font-face style:name="Wingdings" svg:font-family="Wingdings" style:font-family-generic="roman" style:font-pitch="variable" style:font-charset="x-symbol"/>
    <style:font-face style:name="Courier New" svg:font-family="'Courier New'"/>
    <style:font-face style:name="Lohit Devanagari1" svg:font-family="'Lohit Devanagari'"/>
    <style:font-face style:name="Times New Roman1" svg:font-family="'Times New Roman'"/>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2" svg:font-family="Symbol"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fr" style:country-asian="FR" style:font-name-complex="Times New Roman2"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ListLabel_20_1" style:display-name="ListLabel 1" style:family="text">
      <style:text-properties fo:font-size="12pt" style:font-name-complex="Courier New1" style:font-family-complex="'Courier New'" style:font-family-generic-complex="system" style:font-pitch-complex="variable"/>
    </style:style>
    <style:style style:name="ListLabel_20_2" style:display-name="ListLabel 2" style:family="text">
      <style:text-properties fo:font-size="12pt"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size="12pt" style:font-size-asian="10pt"/>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0pt" style:font-size-asian="10pt"/>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fo:font-size="12pt"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2.54cm"/>
        </style:list-level-properties>
        <style:text-properties style:font-name="Times New Roman1"/>
      </text:list-level-style-bullet>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Symbol1"/>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1"/>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1"/>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Symbol1"/>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1"/>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1"/>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3.9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5.24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5" style:num-suffix="-" text:bullet-char="-">
        <style:list-level-properties text:list-level-position-and-space-mode="label-alignment">
          <style:list-level-label-alignment text:label-followed-by="listtab" fo:text-indent="-0.635cm" fo:margin-left="2.519cm"/>
        </style:list-level-properties>
        <style:text-properties style:font-name="Times New Roman1"/>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1"/>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1"/>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9"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style:font-name="Symbol1"/>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style:font-name="Symbol1"/>
      </text:list-level-style-bullet>
      <text:list-level-style-bullet text:level="8" text:style-name="ListLabel_20_22" style:num-suffix="o"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rosoft Office User</meta:initial-creator>
    <dc:creator>Microsoft Office User</dc:creator>
    <meta:editing-cycles>27</meta:editing-cycles>
    <meta:creation-date>2018-11-05T14:26:00</meta:creation-date>
    <dc:date>2019-03-14T15:21:00</dc:date>
    <meta:editing-duration>PT1H46M</meta:editing-duration>
    <meta:generator>LibreOffice/6.0.7.3$Linux_X86_64 LibreOffice_project/00m0$Build-3</meta:generator>
    <meta:document-statistic meta:table-count="0" meta:image-count="0" meta:object-count="0" meta:page-count="7" meta:paragraph-count="111" meta:word-count="1242" meta:character-count="7491" meta:non-whitespace-character-count="634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